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K 1, CHAPTER 0</text:p>
      <text:p text:style-name="Standard"/>
      <text:p text:style-name="Standard">Dis b<text:span text:style-name="T1">ů</text:span>ch sol man gerne enpfan, wan got sprichet</text:p>
      <text:p text:style-name="Standard">selber die wort.</text:p>
      <text:p text:style-name="Standard"/>
      <text:p text:style-name="Standard">Dis bůch das sende ich nun ze botten allen geistlichen l<text:span text:style-name="T1">ú</text:span>ten,</text:p>
      <text:p text:style-name="Standard">beid<text:span text:style-name="T1">ú</text:span> boesen und gůten, wand wen die s<text:span text:style-name="T1">ú</text:span>le vallent, so mag das</text:p>
      <text:p text:style-name="Standard">werk n<text:span text:style-name="T1">ú</text:span>t gestan, und ez bezeichent alleine mich, und meldet</text:p>
      <text:p text:style-name="Standard">loblieh mine heimlichkeit. Alle die dis bůch wellen vernemen</text:p>
      <text:p text:style-name="Standard">die soellent es ze n<text:span text:style-name="T1">ú</text:span>n malen lesen.</text:p>
      <text:p text:style-name="Standard"/>
      <text:p text:style-name="Standard">Dis bůch heisset ein vliessendes lieht der gotheit.</text:p>
      <text:p text:style-name="Standard"/>
      <text:p text:style-name="Standard">Eia, herre got, wer hat dis bůch gemachet. Ich han es</text:p>
      <text:p text:style-name="Standard">gemachet an miner vnmaht, wan ich mich an miner gabe n<text:span text:style-name="T1">ú</text:span>t</text:p>
      <text:p text:style-name="Standard">enthalten mag. Eya herre, wie sol dis bůch heissen, alleine ze</text:p>
      <text:p text:style-name="Standard">dinen eren ? Es sol heissen : ein vliessende lieht miner gotheit, </text:p>
      <text:p text:style-name="Standard">in all<text:span text:style-name="T1">ú</text:span> die herzen die da lebent ane valscheit.</text:p>
      <text:p text:style-name="Standard"/>
      <text:p text:style-name="Standard">BOOK 1, CHAPTER 1</text:p>
      <text:p text:style-name="Standard"/>
      <text:p text:style-name="Standard">Wie die minne und die k<text:span text:style-name="T1">ú</text:span>neginne zesamene sprachen.</text:p>
      <text:p text:style-name="Standard"/>
      <text:p text:style-name="Standard">Die sele kam zů der minne</text:p>
      <text:p text:style-name="Standard">Und grůste si mit tieffen sinnen</text:p>
      <text:p text:style-name="Standard">Und sprach : Got grůsse <text:span text:style-name="T1">ú</text:span>ch vro minne.</text:p>
      <text:p text:style-name="Standard">Got lone úch, liebe vro k<text:span text:style-name="T1">ú</text:span>neginne.</text:p>
      <text:p text:style-name="Standard">Vro minne ir sint sere vollekomen.</text:p>
      <text:p text:style-name="Standard">Vro k<text:span text:style-name="T1">ú</text:span>neginne, des bin ich allen dingen oben.</text:p>
      <text:p text:style-name="Standard">Vro minne, ir hant manig jar gerungen,</text:p>
      <text:p text:style-name="Standard">E ir habint die hohen drivaltekeit dar zů betwungen,</text:p>
      <text:p text:style-name="Standard">Das s<text:span text:style-name="T1">ú</text:span> sich hat alzemale gegossen</text:p>
      <text:p text:style-name="Standard">In Marien demuetigen maget<text:span text:style-name="T1">ů</text:span>m.</text:p>
      <text:p text:style-name="Standard">Frowe k<text:span text:style-name="T1">ú</text:span>neginne, das ist <text:span text:style-name="T1">ú</text:span>wer ere und vrome.</text:p>
      <text:p text:style-name="Standard">Fro minne, ir hant mir alles benomen</text:p>
      <text:p text:style-name="Standard">Alles das ich in ertrich je gewan.</text:p>
      <text:p text:style-name="Standard">Frowe k<text:span text:style-name="T1">ú</text:span>neginne, ir hant einen seligen wehsel getan.</text:p>
      <text:p text:style-name="Standard">Frowe minne, ir hant mir benomen mine kintheit.</text:p>
      <text:p text:style-name="Standard">Frowe k<text:span text:style-name="T1">ú</text:span>neginne, dawider han ich úch gegeben himelische vriheit.</text:p>
      <text:p text:style-name="Standard">Frowe minne, ir hant mir benomen alle mine jugent.</text:p>
      <text:p text:style-name="Standard">Frowe k<text:span text:style-name="T1">ú</text:span>neginne, da wider han ich úch gegeben manig helige tugent.</text:p>
      <text:p text:style-name="Standard">Frowe minne, ir hant mir benomen gůt fr<text:span text:style-name="T1">únde</text:span> und mage.</text:p>
      <text:p text:style-name="Standard">Eia frowe k<text:span text:style-name="T1">ú</text:span>neginne, das ist ein snoed<text:span text:style-name="T1">ú</text:span> klage.</text:p>
      <text:p text:style-name="Standard">Frowe minne ir hant mir benomen die weit, weltlich ere und allen weltlichen richtům.</text:p>
      <text:p text:style-name="Standard">Frowe k<text:span text:style-name="T1">ú</text:span>neginne, das wil ich <text:span text:style-name="T1">ú</text:span>ch in einer stunde mit dem heiligen geiste nach allem <text:span text:style-name="T1">úweren</text:span> willen in ertrich gelten.</text:p>
      <text:p text:style-name="Standard">Frowe minne, ir hant mich also sere betwungen, das min licham ist komen in sunderlich krankheit.</text:p>
      <text:p text:style-name="Standard">Frowe k<text:span text:style-name="T1">ú</text:span>neginne, dawider han ich <text:span text:style-name="T1">ú</text:span>ch gegeben manig hohe bekantheit.</text:p>
      <text:p text:style-name="Standard">Frowe minne, ir hant verzert min fleisch und min blůt.</text:p>
      <text:p text:style-name="Standard"><text:soft-page-break/>Frowe k<text:span text:style-name="T1">ú</text:span>neginne, damit sint ir gel<text:span text:style-name="T1">ú</text:span>tert und gezogen in got.</text:p>
      <text:p text:style-name="Standard">Frowe minne, <text:span text:style-name="T1">ú</text:span>r sint ein roberinne, denoch sont ir mir gelten.</text:p>
      <text:p text:style-name="Standard">Frowe k<text:span text:style-name="T1">ú</text:span>neginne, do nement reht mich selben.</text:p>
      <text:p text:style-name="Standard">Frowe minne, nu hant ir mir vergolten hundert valt in ertriche.</text:p>
      <text:p text:style-name="Standard">Frowe k<text:span text:style-name="T1">ú</text:span>neginne, noch hant ir ze vordernde got und alle sine riche.</text:p>
      <text:p text:style-name="Standard"/>
      <text:p text:style-name="Standard">BOOK 1, CHAPTER 2</text:p>
      <text:p text:style-name="Standard"><text:span text:style-name="T1"/></text:p>
      <text:p text:style-name="Standard">Von drien personen und von drien gaben.</text:p>
      <text:p text:style-name="Standard"/>
      <text:p text:style-name="Standard">Der ware gottes gůts, der da kumet von dem himelschen</text:p>
      <text:p text:style-name="Standard">flůt vs dem brunnen der vliessenden drivaltekeit, der hat so grosse</text:p>
      <text:p text:style-name="Standard">kraft, das er dem lichamen benimmet alle sine maht, und machet</text:p>
      <text:p text:style-name="Standard">die sele ir selben offenbar, das si sihet dich selben den heligen</text:p>
      <text:p text:style-name="Standard">gelich und emphahet denne an sich gotlichen schin, so scheidet</text:p>
      <text:p text:style-name="Standard">die sele von dem lichamen mit aller ir macht, wisheite, liebin</text:p>
      <text:p text:style-name="Standard">und gerunge; sunder das minste teil irs lebendes belibet mit</text:p>
      <text:p text:style-name="Standard">dem lichame als in eime suessen schlaffe. So sihet s<text:span text:style-name="T1">ú</text:span> einen</text:p>
      <text:p text:style-name="Standard">ganzen got in dri<text:span text:style-name="T1">ú</text:span> personen und bekenet die drie personen in</text:p>
      <text:p text:style-name="Standard">eime gotte ungeteilet. So gruesset er si mit der hove sprache</text:p>
      <text:p text:style-name="Standard">die man in dirre kuchin nit vernimet, und kleidet s<text:span text:style-name="T1">ú</text:span> mit den</text:p>
      <text:p text:style-name="Standard">kleidern, die man ze den palaste tragen sol und git sich in ir</text:p>
      <text:p text:style-name="Standard">gewalt. So mag s<text:span text:style-name="T1">ú </text:span>bitten und vragen was si wil, des wirt si</text:p>
      <text:p text:style-name="Standard">beriht. Warumbe si n<text:span text:style-name="T1">út </text:span>beriht wirt, das ist d<text:span text:style-name="T1">ú</text:span> erste sache von</text:p>
      <text:p text:style-name="Standard">drien. So z<text:span text:style-name="T1">ú</text:span>het er si f<text:span text:style-name="T1">ú</text:span>rbas an ein heimliche stat. Da můs si</text:p>
      <text:p text:style-name="Standard">f<text:span text:style-name="T1">ú</text:span>r nieman bitten noch fragen, wan er wil alleine mit ir spilen</text:p>
      <text:p text:style-name="Standard">ein spil das der lichame n<text:span text:style-name="T1">ú</text:span>t weis, noch die doerper bi dem</text:p>
      <text:p text:style-name="Standard">phl<text:span text:style-name="T1">ů</text:span>ge noch die ritter in dem turnei, noch sin minneklichl<text:span text:style-name="T1">ú</text:span> m<text:span text:style-name="T1">ů</text:span>ter</text:p>
      <text:p text:style-name="Standard">Maria, der mag si n<text:span text:style-name="T1">ú</text:span>t gepflegen da. So swebent si f<text:span text:style-name="T1">ú</text:span>rbas an</text:p>
      <text:p text:style-name="Standard">ein wunnenriche stat, da ich n<text:span text:style-name="T1">ú</text:span>t vil von sprechen mag noch wil.</text:p>
      <text:p text:style-name="Standard">Es ist ze notlich; ich engetar, wan ich bin ein vil s<text:span text:style-name="T1">ú</text:span>ndig moensche.</text:p>
      <text:p text:style-name="Standard">Mer wenne der endelose got die grundelose sele bringet in die</text:p>
      <text:p text:style-name="Standard">hoehin, so verl<text:span text:style-name="T1">ú</text:span>ret si das ertrich von dem wunder, und bevindet</text:p>
      <text:p text:style-name="Standard">n<text:span text:style-name="T1">ú</text:span>t, das si je in ertrich kam. Wenne das spil allerbest ist, so</text:p>
      <text:p text:style-name="Standard">můs man es lassen. So sprichet der blueinde Got: Junefro, ir</text:p>
      <text:p text:style-name="Standard">muessent <text:span text:style-name="T1">ú</text:span>ch neigen, so erschriket si: Herre, nu hast du mir</text:p>
      <text:p text:style-name="Standard">hie so sere verzogen, das ich dich in minem lichamen mit keinem</text:p>
      <text:p text:style-name="Standard">orden mag geloben, sunder das ich ellende lide und gegen dem</text:p>
      <text:p text:style-name="Standard">lichame strite: So sprichet er: Eya, d<text:span text:style-name="T1">u</text:span> lieb<text:span text:style-name="T1">ú</text:span> tube, din stimme</text:p>
      <text:p text:style-name="Standard">ist ein seitenspil minen oren; dine wort sint wurtzen minem</text:p>
      <text:p text:style-name="Standard">munde, dine gerunge sint die miltekeit miner gabe. So sprichet</text:p>
      <text:p text:style-name="Standard">s<text:span text:style-name="T1">ú</text:span>: Lieber herre, es mus sin als der wirt geb<text:span text:style-name="T1">ú</text:span>tet. So ers<text:span text:style-name="T1">úfzet</text:span></text:p>
      <text:p text:style-name="Standard">si mit aller maht, das der lip erweget wirt. So sprichet</text:p>
      <text:p text:style-name="Standard">der licham: Eya frowe, wa bist du nu gewesen? Du kumest</text:p>
      <text:p text:style-name="Standard">so minneklich wider, schoene und creftig, frie und sinnenrich. Din</text:p>
      <text:p text:style-name="Standard">wandelen hat mir benomen minen smak, růwe, farwe und alle</text:p>
      <text:p text:style-name="Standard">min maht. So sprichet si: Swig, morder, la din klagen sin;</text:p>
      <text:p text:style-name="Standard">ich wil mich iemer h<text:span text:style-name="T1">ú</text:span>tten vor dir, das min vient verwundet sie,</text:p>
      <text:p text:style-name="Standard">das wirret uns n<text:span text:style-name="T1">ú</text:span>t, ich froewe mich sin.</text:p>
      <text:p text:style-name="Standard"><text:soft-page-break/>Dis ist ein grůs, der hat manige adern, der dringet usser</text:p>
      <text:p text:style-name="Standard">dem vliessenden gotte in die armen, d<text:span text:style-name="T1">ú</text:span>rren selen ze allen ziten</text:p>
      <text:p text:style-name="Standard">mit n<text:span text:style-name="T1">ú</text:span>wer bekantn<text:span text:style-name="T1">ú</text:span>sse, und an <text:span text:style-name="T4">n</text:span><text:span text:style-name="T2">ú</text:span><text:span text:style-name="T4">wer</text:span> besch<text:span text:style-name="T1">ŏ</text:span>wunge, und in</text:p>
      <text:p text:style-name="Standard">sunderliche gebruchunge der n<text:span text:style-name="T1">ú</text:span>wer gegenw<text:span text:style-name="T1">ú</text:span>rtekeit. Eya sueslicher</text:p>
      <text:p text:style-name="Standard">got, f<text:span text:style-name="T1">ú</text:span>rig inwendig, bluegende uswendig; nu du dis den</text:p>
      <text:p text:style-name="Standard">minnesten hast gegeben, mohte ich noch ervarn das leben, das</text:p>
      <text:p text:style-name="Standard">du dinen meisten hast gegeben, darumbe wolt ich dest langer</text:p>
      <text:p text:style-name="Standard">qweln. Disen grůs mag noch můs nieman empfan, er si denne</text:p>
      <text:p text:style-name="Standard">uberkomen und ze nihte worden.</text:p>
      <text:p text:style-name="Standard">In disem grůsse wil ich lebendig sterben;</text:p>
      <text:p text:style-name="Standard">Das moegen mir die blinden heligen niemer verderben.</text:p>
      <text:p text:style-name="Standard">Das sint die da minnent und nit bekennent.</text:p>
      <text:p text:style-name="Standard"/>
      <text:p text:style-name="Standard">BOOK 1, CHAPTER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8-12T11:48:22.22</dc:date>
    <meta:editing-duration>PT2H28M29S</meta:editing-duration>
    <meta:editing-cycles>40</meta:editing-cycles>
    <meta:generator>OpenOffice/4.1.1$Win32 OpenOffice.org_project/411m6$Build-9775</meta:generator>
    <meta:document-statistic meta:table-count="0" meta:image-count="0" meta:object-count="0" meta:page-count="3" meta:paragraph-count="100" meta:word-count="971" meta:character-count="5390"/>
  </office:meta>
</office:document-meta>
</file>